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28e8e"/>
    </style:style>
    <style:style style:name="P2" style:family="paragraph" style:parent-style-name="Standard">
      <style:text-properties officeooo:rsid="00249332" officeooo:paragraph-rsid="00249332"/>
    </style:style>
    <style:style style:name="P3" style:family="paragraph" style:parent-style-name="Standard">
      <style:text-properties officeooo:rsid="00249332" officeooo:paragraph-rsid="002d97b1"/>
    </style:style>
    <style:style style:name="P4" style:family="paragraph" style:parent-style-name="Standard">
      <style:text-properties officeooo:rsid="00128e8e" officeooo:paragraph-rsid="00128e8e"/>
    </style:style>
    <style:style style:name="P5" style:family="paragraph" style:parent-style-name="Standard">
      <style:text-properties officeooo:rsid="00128e8e" officeooo:paragraph-rsid="001f112c"/>
    </style:style>
    <style:style style:name="P6" style:family="paragraph" style:parent-style-name="Standard">
      <style:text-properties officeooo:rsid="00128e8e" officeooo:paragraph-rsid="00220766"/>
    </style:style>
    <style:style style:name="P7" style:family="paragraph" style:parent-style-name="Standard">
      <style:text-properties officeooo:rsid="00220766" officeooo:paragraph-rsid="00220766"/>
    </style:style>
    <style:style style:name="P8" style:family="paragraph" style:parent-style-name="Standard">
      <style:text-properties officeooo:rsid="00220766" officeooo:paragraph-rsid="002d97b1"/>
    </style:style>
    <style:style style:name="P9" style:family="paragraph" style:parent-style-name="Standard">
      <style:text-properties officeooo:rsid="00128e8e" officeooo:paragraph-rsid="001e1f19" fo:background-color="#ffff00"/>
    </style:style>
    <style:style style:name="P10" style:family="paragraph" style:parent-style-name="Standard" style:list-style-name="L1">
      <style:text-properties officeooo:rsid="00128e8e" officeooo:paragraph-rsid="00128e8e"/>
    </style:style>
    <style:style style:name="P11" style:family="paragraph" style:parent-style-name="Standard" style:list-style-name="L2">
      <style:text-properties officeooo:rsid="00128e8e" officeooo:paragraph-rsid="0021d809"/>
    </style:style>
    <style:style style:name="P12" style:family="paragraph" style:parent-style-name="Standard">
      <style:text-properties officeooo:rsid="00128e8e" officeooo:paragraph-rsid="002e85e0"/>
    </style:style>
    <style:style style:name="P13" style:family="paragraph" style:parent-style-name="Standard">
      <style:text-properties officeooo:rsid="00128e8e" officeooo:paragraph-rsid="00326e13"/>
    </style:style>
    <style:style style:name="P14" style:family="paragraph" style:parent-style-name="Standard" style:list-style-name="L1">
      <style:text-properties fo:font-size="16pt" officeooo:rsid="00128e8e" officeooo:paragraph-rsid="002e85e0" fo:background-color="#ff950e" style:font-size-asian="16pt" style:font-size-complex="16pt"/>
    </style:style>
    <style:style style:name="P15" style:family="paragraph" style:parent-style-name="Standard" style:list-style-name="L1">
      <style:text-properties fo:font-size="16pt" officeooo:rsid="00128e8e" officeooo:paragraph-rsid="00326e13" fo:background-color="#ff950e" style:font-size-asian="16pt" style:font-size-complex="16pt"/>
    </style:style>
    <style:style style:name="P16" style:family="paragraph" style:parent-style-name="Heading_20_1">
      <style:text-properties officeooo:rsid="00220766"/>
    </style:style>
    <style:style style:name="P17" style:family="paragraph" style:parent-style-name="Heading_20_1">
      <style:text-properties officeooo:rsid="00220766" officeooo:paragraph-rsid="0025352b"/>
    </style:style>
    <style:style style:name="P18" style:family="paragraph" style:parent-style-name="Heading_20_1">
      <style:text-properties officeooo:rsid="00220766" officeooo:paragraph-rsid="002e85e0"/>
    </style:style>
    <style:style style:name="P19" style:family="paragraph" style:parent-style-name="Heading_20_1">
      <style:text-properties officeooo:rsid="00220766" officeooo:paragraph-rsid="00326e13"/>
    </style:style>
    <style:style style:name="P20" style:family="paragraph" style:parent-style-name="Heading_20_1">
      <style:text-properties officeooo:rsid="002da478" officeooo:paragraph-rsid="002da478"/>
    </style:style>
    <style:style style:name="P21" style:family="paragraph" style:parent-style-name="Heading_20_1">
      <style:paragraph-properties fo:break-before="column"/>
      <style:text-properties officeooo:rsid="00220766"/>
    </style:style>
    <style:style style:name="P22" style:family="paragraph" style:parent-style-name="Heading_20_2">
      <style:text-properties officeooo:rsid="00249332"/>
    </style:style>
    <style:style style:name="P23" style:family="paragraph" style:parent-style-name="Attendu">
      <style:text-properties officeooo:rsid="002196be" officeooo:paragraph-rsid="002e85e0"/>
    </style:style>
    <style:style style:name="P24" style:family="paragraph" style:parent-style-name="Attendu">
      <style:text-properties officeooo:rsid="002196be" officeooo:paragraph-rsid="00326e13"/>
    </style:style>
    <style:style style:name="T1" style:family="text">
      <style:text-properties officeooo:rsid="00128e8e"/>
    </style:style>
    <style:style style:name="T2" style:family="text">
      <style:text-properties officeooo:rsid="001580c6"/>
    </style:style>
    <style:style style:name="T3" style:family="text">
      <style:text-properties officeooo:rsid="001cdede"/>
    </style:style>
    <style:style style:name="T4" style:family="text">
      <style:text-properties officeooo:rsid="00220766"/>
    </style:style>
    <style:style style:name="T5" style:family="text">
      <style:text-properties officeooo:rsid="002e85e0"/>
    </style:style>
    <style:style style:name="T6" style:family="text">
      <style:text-properties officeooo:rsid="00291be6"/>
    </style:style>
    <style:style style:name="T7" style:family="text">
      <style:text-properties officeooo:rsid="0030845f"/>
    </style:style>
    <style:style style:name="T8" style:family="text">
      <style:text-properties officeooo:rsid="00326e13"/>
    </style:style>
    <style:style style:name="T9" style:family="text">
      <style:text-properties officeooo:rsid="00345bb5"/>
    </style:style>
    <style:style style:name="T10" style:family="text">
      <style:text-properties officeooo:rsid="0035a8ef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V_HTML_SINGLE]" text:name="V_HTMLSINGLE"/>
        <text:user-field-decl office:value-type="string" office:string-value="[V_TITLE]" text:name="V_TITLE"/>
        <text:user-field-decl office:value-type="string" office:string-value="[V_HTML_MULTI]" text:name="V_HTMLMULTI"/>
        <text:user-field-decl office:value-type="string" office:string-value="[V_TEXT_ARRAY]" text:name="V_TEXTARRAY"/>
      </text:user-field-decls>
      <text:p text:style-name="P1"><text:span text:style-name="T1">Test </text:span><text:span text:style-name="T3">puce</text:span><text:span text:style-name="T1"> : <text:s/></text:span><text:span text:style-name="T2"><text:user-field-get text:name="V_TITLE">[V_TITLE]</text:user-field-get></text:span></text:p>
      <text:p text:style-name="P4"/>
      <text:h text:style-name="P17" text:outline-level="1">Test puce simple</text:h>
      <text:p text:style-name="P4"/>
      <text:list xml:id="list293701798" text:style-name="L1">
        <text:list-item>
          <text:p text:style-name="P10"><text:user-field-get text:name="V_HTMLSINGLE">[V_HTML_SINGLE]</text:user-field-get></text:p>
        </text:list-item>
      </text:list>
      <text:p text:style-name="P12"/>
      <text:h text:style-name="P18" text:outline-level="1">Test puce <text:span text:style-name="T5">orange</text:span></text:h>
      <text:p text:style-name="P23">Le style <text:span text:style-name="T7">n'</text:span>est <text:span text:style-name="T7">pas utilisé</text:span> pour les type htmltext <text:span text:style-name="T5">dans les puces </text:span><text:span text:style-name="T10">si la clef est seule.</text:span></text:p>
      <text:list xml:id="list1355485089" text:continue-numbering="true" text:style-name="L1">
        <text:list-item>
          <text:p text:style-name="P14"><text:user-field-get text:name="V_HTMLSINGLE">[V_HTML_SINGLE]</text:user-field-get></text:p>
        </text:list-item>
      </text:list>
      <text:p text:style-name="P13"/>
      <text:h text:style-name="P19" text:outline-level="1">Test puce <text:span text:style-name="T8">inline </text:span><text:span text:style-name="T5">orange</text:span></text:h>
      <text:p text:style-name="P24"><text:span text:style-name="T9">En ajoutant un espace, l'Htmltext passe en mode inline et le style peut être conservé</text:span></text:p>
      <text:list xml:id="list403590660" text:continue-numbering="true" text:style-name="L1">
        <text:list-item>
          <text:p text:style-name="P15"><text:user-field-get text:name="V_HTMLSINGLE">[V_HTML_SINGLE]</text:user-field-get> </text:p>
        </text:list-item>
      </text:list>
      <text:p text:style-name="P13"/>
      <text:h text:style-name="P16" text:outline-level="1">Test Cadre simple</text:h>
      <text:p text:style-name="P4"><draw:frame draw:style-name="fr1" draw:name="Cadre1" text:anchor-type="paragraph" svg:x="3.42cm" svg:y="0.476cm" svg:width="4.958cm" draw:z-index="0"><draw:text-box fo:min-height="2.755cm"><text:p text:style-name="P9"><text:user-field-get text:name="V_HTMLSINGLE">[V_HTML_SINGLE]</text:user-field-get></text:p></draw:text-box></draw:frame></text:p>
      <text:p text:style-name="P4"/>
      <text:h text:style-name="P21" text:outline-level="1">Test puce multiple</text:h>
      <text:p text:style-name="P4"/>
      <text:p text:style-name="P5"/>
      <text:list xml:id="list349999749" text:style-name="L2">
        <text:list-item>
          <text:p text:style-name="P11"><text:user-field-get text:name="V_HTMLMULTI">[V_HTML_MULTI]</text:user-field-get></text:p>
        </text:list-item>
      </text:list>
      <text:p text:style-name="P5"/>
      <text:h text:style-name="P16" text:outline-level="1">Test texte inline</text:h>
      <text:p text:style-name="P7"/>
      <text:p text:style-name="P6"><text:span text:style-name="T4">Dans un paragraphe </text:span><text:user-field-get text:name="V_HTMLSINGLE">[V_HTML_SINGLE]</text:user-field-get> , <text:span text:style-name="T4">fin de paragraphe.</text:span></text:p>
      <text:p text:style-name="P7"/>
      <text:p text:style-name="P2">Test de section multiple</text:p>
      <text:p text:style-name="P2"/>
      <text:section text:style-name="Sect1" text:name="Section1">
        <text:h text:style-name="P22" text:outline-level="2">Début de section <text:user-field-get text:name="V_TEXTARRAY">[V_TEXT_ARRAY]</text:user-field-get></text:h>
        <text:p text:style-name="P2"><text:user-field-get text:name="V_HTMLMULTI">[V_HTML_MULTI]</text:user-field-get></text:p>
        <text:p text:style-name="P3">Fin de section</text:p>
        <text:p text:style-name="P8"/>
        <text:p text:style-name="P8"><text:soft-page-break/></text:p>
      </text:section>
      <text:h text:style-name="P20" text:outline-level="1">Fi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ttendu" style:family="paragraph" style:parent-style-name="Text_20_body">
      <style:text-properties fo:color="#80808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>
          <style:column-sep style:width="0.002cm" style:color="#000000" style:height="100%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1-02-21T13:53:40</meta:creation-date>
    <meta:generator>OpenOffice.org/3.2$Linux OpenOffice.org_project/320m19$Build-9505</meta:generator>
    <dc:date>2011-02-24T17:10:12</dc:date>
    <dc:creator>Eric Brison</dc:creator>
    <meta:editing-duration>PT10H24M13S</meta:editing-duration>
    <meta:editing-cycles>32</meta:editing-cycles>
    <meta:document-statistic meta:table-count="0" meta:image-count="0" meta:object-count="0" meta:page-count="2" meta:paragraph-count="20" meta:word-count="93" meta:character-count="531"/>
  </office:meta>
</office:document-meta>
</file>